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f4f43" officeooo:paragraph-rsid="001f4f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realizado cambios como mejorar mi perfil de linkedin con fotos de fondo y más detalle</text:p>
      <text:p text:style-name="P1"/>
      <text:p text:style-name="P1"/>
      <text:p text:style-name="P1">https://www.linkedin.com/in/lovelace9981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59:31.509772920</meta:creation-date>
    <dc:date>2023-09-11T22:02:05.415410564</dc:date>
    <meta:editing-duration>PT2M34S</meta:editing-duration>
    <meta:editing-cycles>1</meta:editing-cycles>
    <meta:document-statistic meta:table-count="0" meta:image-count="0" meta:object-count="0" meta:page-count="1" meta:paragraph-count="2" meta:word-count="17" meta:character-count="129" meta:non-whitespace-character-count="114"/>
    <meta:generator>LibreOffice/7.5.6.2$Linux_X86_64 LibreOffice_project/50$Build-2</meta:generator>
  </office:meta>
</office:document-meta>
</file>